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140F46981E6041AFD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Bitstream Vera Sans Mono', 'Courier New', Courier, monospace"/>
    <style:font-face style:name="Consolas" svg:font-family="Consolas, monospace"/>
    <style:font-face style:name="Lohit Devanagari1" svg:font-family="'Lohit Devanagari'"/>
    <style:font-face style:name="Material Icons" svg:font-family="'Material Icons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5.122cm" table:align="left"/>
    </style:style>
    <style:style style:name="Table2.A" style:family="table-column">
      <style:table-column-properties style:column-width="15.122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6.379cm" table:align="left"/>
    </style:style>
    <style:style style:name="Table3.A" style:family="table-column">
      <style:table-column-properties style:column-width="16.379cm"/>
    </style:style>
    <style:style style:name="Table3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style:font-name="Roboto" fo:font-size="12pt" fo:letter-spacing="normal" fo:font-style="normal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fo:letter-spacing="normal" loext:padding="0cm" loext:border="none"/>
    </style:style>
    <style:style style:name="P6" style:family="paragraph" style:parent-style-name="Text_20_body">
      <style:paragraph-properties fo:margin-top="0cm" fo:margin-bottom="0cm" loext:contextual-spacing="false" style:line-height-at-least="0.503cm" fo:text-align="justify" style:justify-single-word="false" fo:orphans="2" fo:widows="2"/>
      <style:text-properties fo:font-variant="normal" fo:text-transform="none" style:font-name="Roboto" fo:font-size="12pt" fo:letter-spacing="normal" fo:font-style="normal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 loext:padding="0cm" loext:border="none"/>
    </style:style>
    <style:style style:name="P7" style:family="paragraph" style:parent-style-name="Text_20_body">
      <loext:graphic-properties draw:fill="solid" draw:fill-color="#ffffff" draw:opacity="100%"/>
      <style:paragraph-properties fo:margin-left="0cm" fo:margin-right="0.318cm" fo:margin-top="0cm" fo:margin-bottom="0cm" loext:contextual-spacing="false" style:line-height-at-least="0.503cm" fo:text-align="start" style:justify-single-word="false" fo:orphans="2" fo:widows="2" fo:text-indent="0cm" style:auto-text-indent="false" fo:background-color="#ffffff" fo:padding-left="0.318cm" fo:padding-right="0.318cm" fo:padding-top="0.265cm" fo:padding-bottom="0cm" fo:border-left="0.06pt solid #dddddd" fo:border-right="0.06pt solid #dddddd" fo:border-top="0.06pt solid #dddddd" fo:border-bottom="none"/>
      <style:text-properties fo:font-variant="normal" fo:text-transform="none" fo:color="#ec4e20" style:font-name="Roboto" fo:font-size="13.5pt" fo:letter-spacing="normal" fo:font-style="normal" fo:font-weight="normal" loext:padding="0cm" loext:border="none"/>
    </style:style>
    <style:style style:name="P8" style:family="paragraph" style:parent-style-name="Text_20_body" style:list-style-name="L1">
      <loext:graphic-properties draw:fill="none" draw:fill-color="#ffffff"/>
      <style:paragraph-properties fo:margin-left="0cm" fo:margin-right="0.318cm" fo:margin-top="0.026cm" fo:margin-bottom="0cm" loext:contextual-spacing="false" style:line-height-at-least="0.503cm" fo:text-align="start" style:justify-single-word="false" fo:orphans="2" fo:widows="2" fo:text-indent="0cm" style:auto-text-indent="false" fo:background-color="transparent" fo:padding-left="0.318cm" fo:padding-right="0.318cm" fo:padding-top="0.265cm" fo:padding-bottom="0cm" fo:border-left="0.06pt solid #000000" fo:border-right="0.06pt solid #000000" fo:border-top="0.06pt solid #000000" fo:border-bottom="none"/>
      <style:text-properties fo:font-variant="normal" fo:text-transform="none" fo:color="#006600" style:font-name="Roboto" fo:font-size="13.5pt" fo:letter-spacing="normal" fo:font-style="normal" fo:font-weight="normal" loext:padding="0cm" loext:border="none"/>
    </style:style>
    <style:style style:name="P9" style:family="paragraph" style:parent-style-name="Heading_20_1">
      <style:text-properties fo:font-size="21pt" fo:font-weight="normal"/>
    </style:style>
    <style:style style:name="P10" style:family="paragraph" style:parent-style-name="Heading_20_2">
      <style:paragraph-properties fo:margin-left="0cm" fo:margin-right="0cm" fo:margin-top="0.635cm" fo:margin-bottom="0.635cm" loext:contextual-spacing="false" fo:line-height="160%" fo:text-align="justify" style:justify-single-word="false" fo:orphans="2" fo:widows="2" fo:text-indent="0cm" style:auto-text-indent="false" fo:padding="0cm" fo:border="none"/>
    </style:style>
    <style:style style:name="P11" style:family="paragraph" style:parent-style-name="Preformatted_20_Text">
      <loext:graphic-properties draw:fill="solid" draw:fill-color="#e0e0e0" draw:opacity="100%"/>
      <style:paragraph-properties fo:margin-left="0cm" fo:margin-right="0cm" fo:margin-top="0cm" fo:margin-bottom="0.265cm" loext:contextual-spacing="false" fo:line-height="158%" fo:text-align="start" style:justify-single-word="false" fo:orphans="2" fo:widows="2" fo:text-indent="0cm" style:auto-text-indent="false" fo:background-color="#e0e0e0" fo:padding="0cm" fo:border="none"/>
      <style:text-properties fo:font-variant="normal" fo:text-transform="none" style:font-name="Consolas" fo:font-size="12pt" fo:letter-spacing="normal" fo:font-style="normal" fo:font-weight="normal" loext:padding="0cm" loext:border="none"/>
    </style:style>
    <style:style style:name="P12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variant="normal" fo:text-transform="none" style:font-name="Consolas" fo:font-size="12pt" fo:letter-spacing="normal" fo:font-style="normal" fo:font-weight="normal" loext:padding="0cm" loext:border="none"/>
    </style:style>
    <style:style style:name="P13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T1" style:family="text">
      <style:text-properties fo:font-size="12pt" style:font-size-asian="12pt" style:font-size-complex="12pt" loext:padding="0cm" loext:border="none"/>
    </style:style>
    <style:style style:name="T2" style:family="text">
      <style:text-properties fo:font-variant="normal" fo:text-transform="none" fo:color="#ec4e20" style:text-line-through-style="none" style:text-line-through-type="none" style:font-name="Roboto" fo:font-size="12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ec4e20" style:text-line-through-style="none" style:text-line-through-type="none" style:font-name="Roboto" fo:font-size="13.5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Roboto" fo:font-size="12pt" fo:letter-spacing="normal" fo:font-style="normal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8200" style:font-name="Consolas1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008200" style:font-name="Consolas1" fo:font-style="normal" fo:font-weight="normal" fo:background-color="#e0e0e0" loext:char-shading-value="0" loext:padding="0cm" loext:border="none"/>
    </style:style>
    <style:style style:name="T8" style:family="text">
      <style:text-properties fo:font-variant="normal" fo:text-transform="none" fo:color="#008200" style:text-line-through-style="none" style:text-line-through-type="none" style:font-name="Consolas1" fo:font-style="normal" style:text-underline-style="none" fo:font-weight="normal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fo:color="#008200" style:text-line-through-style="none" style:text-line-through-type="none" style:font-name="Consolas1" fo:font-style="normal" style:text-underline-style="none" fo:font-weight="normal" style:text-blinking="false" fo:background-color="#e0e0e0" loext:char-shading-value="0" loext:padding="0cm" loext:border="none"/>
    </style:style>
    <style:style style:name="T10" style:family="text">
      <style:text-properties fo:font-variant="normal" fo:text-transform="none" fo:color="#808080" style:font-name="Consolas1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color="#808080" style:font-name="Consolas1" fo:font-style="normal" fo:font-weight="bold" fo:background-color="#ffffff" loext:char-shading-value="0" loext:padding="0cm" loext:border="none"/>
    </style:style>
    <style:style style:name="T12" style:family="text">
      <style:text-properties fo:font-variant="normal" fo:text-transform="none" fo:color="#808080" style:font-name="Consolas1" fo:font-style="normal" fo:font-weight="bold" fo:background-color="#e0e0e0" loext:char-shading-value="0" loext:padding="0cm" loext:border="none"/>
    </style:style>
    <style:style style:name="T13" style:family="text">
      <style:text-properties fo:font-variant="normal" fo:text-transform="none" fo:background-color="#ffffff" loext:char-shading-value="0" loext:padding="0cm" loext:border="none"/>
    </style:style>
    <style:style style:name="T14" style:family="text">
      <style:text-properties fo:font-variant="normal" fo:text-transform="none" style:font-name="Consolas1" fo:font-style="normal" fo:font-weight="normal" fo:background-color="#ffffff" loext:char-shading-value="0" loext:padding="0cm" loext:border="none"/>
    </style:style>
    <style:style style:name="T15" style:family="text">
      <style:text-properties fo:font-variant="normal" fo:text-transform="none" style:font-name="Consolas1" fo:font-style="normal" fo:font-weight="normal" fo:background-color="#e0e0e0" loext:char-shading-value="0" loext:padding="0cm" loext:border="none"/>
    </style:style>
    <style:style style:name="T16" style:family="text">
      <style:text-properties fo:font-variant="normal" fo:text-transform="none" style:font-name="Consolas1" fo:font-size="12pt" fo:font-style="normal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style:font-name="Consolas1" fo:font-style="normal" fo:font-weight="normal" fo:background-color="#ffffff" loext:char-shading-value="0" loext:padding="0cm" loext:border="none"/>
    </style:style>
    <style:style style:name="T18" style:family="text">
      <style:text-properties fo:font-variant="normal" fo:text-transform="none" fo:color="#000000" style:font-name="Consolas1" fo:font-style="normal" fo:font-weight="normal" fo:background-color="#e0e0e0" loext:char-shading-value="0" loext:padding="0cm" loext:border="none"/>
    </style:style>
    <style:style style:name="T19" style:family="text">
      <style:text-properties fo:font-variant="normal" fo:text-transform="none" fo:color="#006699" style:font-name="Consolas1" fo:font-style="normal" fo:font-weight="bold" fo:background-color="#e0e0e0" loext:char-shading-value="0" loext:padding="0cm" loext:border="none"/>
    </style:style>
    <style:style style:name="T20" style:family="text">
      <style:text-properties fo:font-variant="normal" fo:text-transform="none" fo:color="#006699" style:font-name="Consolas1" fo:font-style="normal" fo:font-weight="bold" fo:background-color="#ffffff" loext:char-shading-value="0" loext:padding="0cm" loext:border="none"/>
    </style:style>
    <style:style style:name="T21" style:family="text">
      <style:text-properties fo:font-variant="normal" fo:text-transform="none" fo:background-color="#e0e0e0" loext:char-shading-value="0" loext:padding="0cm" loext:border="none"/>
    </style:style>
    <style:style style:name="T22" style:family="text">
      <style:text-properties fo:font-variant="normal" fo:text-transform="none" fo:color="#ff1493" style:font-name="Consolas1" fo:font-style="normal" fo:font-weight="bold" fo:background-color="#e0e0e0" loext:char-shading-value="0" loext:padding="0cm" loext:border="none"/>
    </style:style>
    <style:style style:name="T23" style:family="text">
      <style:text-properties fo:font-variant="normal" fo:text-transform="none" fo:color="#ff1493" style:font-name="Consolas1" fo:font-style="normal" fo:font-weight="bold" fo:background-color="#ffffff" loext:char-shading-value="0" loext:padding="0cm" loext:border="none"/>
    </style:style>
    <style:style style:name="T24" style:family="text">
      <style:text-properties fo:font-variant="normal" fo:text-transform="none" fo:color="#0000ff" style:font-name="Consolas1" fo:font-style="normal" fo:font-weight="normal" fo:background-color="#e0e0e0" loext:char-shading-value="0" loext:padding="0cm" loext:border="none"/>
    </style:style>
    <style:style style:name="T25" style:family="text">
      <style:text-properties fo:font-variant="normal" fo:text-transform="none" fo:color="#0000ff" style:font-name="Consolas1" fo:font-style="normal" fo:font-weight="normal" fo:background-color="#ffffff" loext:char-shading-value="0" loext:padding="0cm" loext:border="none"/>
    </style:style>
    <style:style style:name="T26" style:family="text">
      <style:text-properties fo:language="en" fo:country="US"/>
    </style:style>
    <style:style style:name="T27" style:family="text">
      <style:text-properties fo:language="en" fo:country="IN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ascal’s Triangle</text:h>
      <text:p text:style-name="P2"><text:a xlink:type="simple" xlink:href="http://en.wikipedia.org/wiki/Pascal's_triangle" text:style-name="Internet_20_link" text:visited-style-name="Visited_20_Internet_20_Link">Pascal’s triangle</text:a><text:span text:style-name="T2"> </text:span><text:span text:style-name="T4">is a triangular array of the binomial coefficients. Write a function that takes an integer value n as input and prints first n lines of the Pascal’s triangle. Following are the first 6 rows of Pascal’s Triangle.</text:span></text:p>
      <text:p text:style-name="P11">1 <text:s/></text:p>
      <text:p text:style-name="P12">1 1 </text:p>
      <text:p text:style-name="P12">1 2 1 </text:p>
      <text:p text:style-name="P12">1 3 3 1 </text:p>
      <text:p text:style-name="P12">1 4 6 4 1 </text:p>
      <text:p text:style-name="P12">1 5 10 10 5 1 </text:p>
      <text:h text:style-name="P10" text:outline-level="2"><text:a xlink:type="simple" xlink:href="https://practice.geeksforgeeks.org/problem-page.php?pid=123" office:target-frame-name="_blank" xlink:show="new" text:style-name="Internet_20_link" text:visited-style-name="Visited_20_Internet_20_Link"><text:span text:style-name="T3">We strongly recommend that you click here and practice it, before moving on to the solution.</text:span></text:a></text:h>
      <text:p text:style-name="P2"><text:span text:style-name="T4"><text:line-break/></text:span><text:span text:style-name="Strong_20_Emphasis"><text:span text:style-name="T4">Method 1 ( O(n^3) time complexity )</text:span></text:span><text:span text:style-name="T4"><text:line-break/>Number of entries in every line is equal to line number. For example, the first line has “1”, the second line has “1 1”, the third line has “1 2 1”,.. and so on. Every entry in a line is value of a </text:span><text:a xlink:type="simple" xlink:href="http://en.wikipedia.org/wiki/Binomial_coefficient" text:style-name="Internet_20_link" text:visited-style-name="Visited_20_Internet_20_Link"><text:span text:style-name="T2">Binomial Coefficient</text:span></text:a><text:span text:style-name="T4">. The value of </text:span><text:span text:style-name="Strong_20_Emphasis"><text:span text:style-name="Emphasis"><text:span text:style-name="T4">i</text:span></text:span></text:span><text:span text:style-name="T4">th entry in line number </text:span><text:span text:style-name="Emphasis"><text:span text:style-name="T4">line </text:span></text:span><text:span text:style-name="T4">is </text:span><text:span text:style-name="Emphasis"><text:span text:style-name="T4">C(line, i)</text:span></text:span><text:span text:style-name="T4">. The value can be calculated using following formula.</text:span></text:p>
      <text:p text:style-name="P1"><text:bookmark text:name="aswift_2_expand"/><text:bookmark text:name="aswift_2_anchor"/></text:p>
      <text:p text:style-name="P11">C(line, i) <text:s text:c="2"/>= line! / ( (line-i)! * i! ) </text:p>
      <text:p text:style-name="P3">A simple method is to run two loops and calculate the value of Binomial Coefficient in inner loop.</text:p>
      <text:p text:style-name="P3"/>
      <text:p text:style-name="P3"/>
      <text:p text:style-name="P3"/>
      <text:p text:style-name="P3"><text:soft-page-break/></text:p>
      <text:section text:style-name="Sect1" text:name="tablist1-panel1">
        <text:section text:style-name="Sect1" text:name="highlighter_361537">
          <table:table table:name="Table1" table:style-name="Table1">
            <table:table-column table:style-name="Table1.A"/>
            <table:table-row>
              <table:table-cell table:style-name="Table1.A1" office:value-type="string">
                <text:p text:style-name="P14"><text:span text:style-name="Source_20_Text"><text:span text:style-name="T6">//  C++ code for Pascal's Triangle </text:span></text:span></text:p>
                <text:p text:style-name="P14"><text:span text:style-name="Source_20_Text"><text:span text:style-name="T10">#include &lt;stdio.h&gt; </text:span></text:span></text:p>
                <text:p text:style-name="P14"><text:span text:style-name="Source_20_Text"><text:span text:style-name="T13"> </text:span></text:span><text:span text:style-name="T13"> </text:span></text:p>
                <text:p text:style-name="P14"><text:span text:style-name="Source_20_Text"><text:span text:style-name="T6">// See </text:span></text:span><text:a xlink:type="simple" xlink:href="https://www.geeksforgeeks.org/space-and-time-efficient-binomial-coefficient/ " text:style-name="Internet_20_link" text:visited-style-name="Visited_20_Internet_20_Link"><text:span text:style-name="Source_20_Text"><text:span text:style-name="T8">https://www.geeksforgeeks.org/space-and-time-efficient-binomial-coefficient/ </text:span></text:span></text:a><text:span text:style-name="Source_20_Text"><text:span text:style-name="T6"> </text:span></text:span></text:p>
                <text:p text:style-name="P14"><text:span text:style-name="Source_20_Text"><text:span text:style-name="T6">// for details of this function </text:span></text:span></text:p>
                <text:p text:style-name="P14"><text:span text:style-name="Source_20_Text"><text:span text:style-name="T11">int</text:span></text:span><text:span text:style-name="T14"> </text:span><text:span text:style-name="Source_20_Text"><text:span text:style-name="T17">binomialCoeff(</text:span></text:span><text:span text:style-name="Source_20_Text"><text:span text:style-name="T11">int</text:span></text:span><text:span text:style-name="T14"> </text:span><text:span text:style-name="Source_20_Text"><text:span text:style-name="T17">n, </text:span></text:span><text:span text:style-name="Source_20_Text"><text:span text:style-name="T11">int</text:span></text:span><text:span text:style-name="T14"> </text:span><text:span text:style-name="Source_20_Text"><text:span text:style-name="T17">k); </text:span></text:span></text:p>
                <text:p text:style-name="P14"><text:span text:style-name="Source_20_Text"><text:span text:style-name="T13"> </text:span></text:span><text:span text:style-name="T13"> </text:span></text:p>
                <text:p text:style-name="P14"><text:span text:style-name="Source_20_Text"><text:span text:style-name="T6">// Function to print first </text:span></text:span></text:p>
                <text:p text:style-name="P14"><text:span text:style-name="Source_20_Text"><text:span text:style-name="T6">// n lines of Pascal's  </text:span></text:span></text:p>
                <text:p text:style-name="P14"><text:span text:style-name="Source_20_Text"><text:span text:style-name="T7">// Triangle </text:span></text:span></text:p>
                <text:p text:style-name="P14"><text:span text:style-name="Source_20_Text"><text:span text:style-name="T19">void</text:span></text:span><text:span text:style-name="T15"> </text:span><text:span text:style-name="Source_20_Text"><text:span text:style-name="T18">printPascal(</text:span></text:span><text:span text:style-name="Source_20_Text"><text:span text:style-name="T12">int</text:span></text:span><text:span text:style-name="T15"> </text:span><text:span text:style-name="Source_20_Text"><text:span text:style-name="T18">n) </text:span></text:span></text:p>
                <text:p text:style-name="P14"><text:span text:style-name="Source_20_Text"><text:span text:style-name="T18">{ </text:span></text:span></text:p>
                <text:p text:style-name="P14"><text:span text:style-name="Source_20_Text"><text:span text:style-name="T21">    </text:span></text:span><text:span text:style-name="Source_20_Text"><text:span text:style-name="T7">// Iterate through every line and </text:span></text:span></text:p>
                <text:p text:style-name="P14"><text:span text:style-name="Source_20_Text"><text:span text:style-name="T21">    </text:span></text:span><text:span text:style-name="Source_20_Text"><text:span text:style-name="T7">// print entries in it </text:span></text:span></text:p>
                <text:p text:style-name="P14"><text:span text:style-name="Source_20_Text"><text:span text:style-name="T21">    </text:span></text:span><text:span text:style-name="Source_20_Text"><text:span text:style-name="T19">for</text:span></text:span><text:span text:style-name="T15"> </text:span><text:span text:style-name="Source_20_Text"><text:span text:style-name="T18">(</text:span></text:span><text:span text:style-name="Source_20_Text"><text:span text:style-name="T12">int</text:span></text:span><text:span text:style-name="T15"> </text:span><text:span text:style-name="Source_20_Text"><text:span text:style-name="T18">line = 0; line &lt; n; line++) </text:span></text:span></text:p>
                <text:p text:style-name="P14"><text:span text:style-name="Source_20_Text"><text:span text:style-name="T21">    </text:span></text:span><text:span text:style-name="Source_20_Text"><text:span text:style-name="T18">{ </text:span></text:span></text:p>
                <text:p text:style-name="P14"><text:span text:style-name="Source_20_Text"><text:span text:style-name="T21">        </text:span></text:span><text:span text:style-name="Source_20_Text"><text:span text:style-name="T7">// Every line has number of  </text:span></text:span></text:p>
                <text:p text:style-name="P14"><text:span text:style-name="Source_20_Text"><text:span text:style-name="T21">        </text:span></text:span><text:span text:style-name="Source_20_Text"><text:span text:style-name="T7">// integers equal to line  </text:span></text:span></text:p>
                <text:p text:style-name="P14"><text:span text:style-name="Source_20_Text"><text:span text:style-name="T21">        </text:span></text:span><text:span text:style-name="Source_20_Text"><text:span text:style-name="T7">// number </text:span></text:span></text:p>
                <text:p text:style-name="P14"><text:span text:style-name="Source_20_Text"><text:span text:style-name="T21">        </text:span></text:span><text:span text:style-name="Source_20_Text"><text:span text:style-name="T19">for</text:span></text:span><text:span text:style-name="T15"> </text:span><text:span text:style-name="Source_20_Text"><text:span text:style-name="T18">(</text:span></text:span><text:span text:style-name="Source_20_Text"><text:span text:style-name="T12">int</text:span></text:span><text:span text:style-name="T15"> </text:span><text:span text:style-name="Source_20_Text"><text:span text:style-name="T18">i = 0; i &lt;= line; i++) </text:span></text:span></text:p>
                <text:p text:style-name="P14"><text:span text:style-name="Source_20_Text"><text:span text:style-name="T21">            </text:span></text:span><text:span text:style-name="Source_20_Text"><text:span text:style-name="T22">printf</text:span></text:span><text:span text:style-name="Source_20_Text"><text:span text:style-name="T18">(</text:span></text:span><text:span text:style-name="Source_20_Text"><text:span text:style-name="T24">"%d "</text:span></text:span><text:span text:style-name="Source_20_Text"><text:span text:style-name="T18">, </text:span></text:span></text:p>
                <text:p text:style-name="P14"><text:span text:style-name="Source_20_Text"><text:span text:style-name="T21">                    </text:span></text:span><text:span text:style-name="Source_20_Text"><text:span text:style-name="T18">binomialCoeff(line, i)); </text:span></text:span></text:p>
                <text:p text:style-name="P14"><text:span text:style-name="Source_20_Text"><text:span text:style-name="T21">        </text:span></text:span><text:span text:style-name="Source_20_Text"><text:span text:style-name="T22">printf</text:span></text:span><text:span text:style-name="Source_20_Text"><text:span text:style-name="T18">(</text:span></text:span><text:span text:style-name="Source_20_Text"><text:span text:style-name="T24">"\n"</text:span></text:span><text:span text:style-name="Source_20_Text"><text:span text:style-name="T18">); </text:span></text:span></text:p>
                <text:p text:style-name="P14"><text:span text:style-name="Source_20_Text"><text:span text:style-name="T21">    </text:span></text:span><text:span text:style-name="Source_20_Text"><text:span text:style-name="T18">} </text:span></text:span></text:p>
                <text:p text:style-name="P14"><text:span text:style-name="Source_20_Text"><text:span text:style-name="T18">} </text:span></text:span></text:p>
                <text:p text:style-name="P14"><text:span text:style-name="Source_20_Text"><text:span text:style-name="T21"> </text:span></text:span><text:span text:style-name="T21"> </text:span></text:p>
                <text:p text:style-name="P14"><text:span text:style-name="Source_20_Text"><text:span text:style-name="T7">// See </text:span></text:span><text:a xlink:type="simple" xlink:href="https://www.geeksforgeeks.org/space-and-time-efficient-binomial-coefficient/" text:style-name="Internet_20_link" text:visited-style-name="Visited_20_Internet_20_Link"><text:span text:style-name="Source_20_Text"><text:span text:style-name="T9">https://www.geeksforgeeks.org/space-and-time-efficient-binomial-coefficient/</text:span></text:span></text:a><text:span text:style-name="Source_20_Text"><text:span text:style-name="T7"> </text:span></text:span></text:p>
                <text:p text:style-name="P14"><text:span text:style-name="Source_20_Text"><text:span text:style-name="T6">// for details of this function </text:span></text:span></text:p>
                <text:p text:style-name="P14"><text:span text:style-name="Source_20_Text"><text:span text:style-name="T11">int</text:span></text:span><text:span text:style-name="T14"> </text:span><text:span text:style-name="Source_20_Text"><text:span text:style-name="T17">binomialCoeff(</text:span></text:span><text:span text:style-name="Source_20_Text"><text:span text:style-name="T11">int</text:span></text:span><text:span text:style-name="T14"> </text:span><text:span text:style-name="Source_20_Text"><text:span text:style-name="T17">n, </text:span></text:span><text:span text:style-name="Source_20_Text"><text:span text:style-name="T11">int</text:span></text:span><text:span text:style-name="T14"> </text:span><text:span text:style-name="Source_20_Text"><text:span text:style-name="T17">k) </text:span></text:span></text:p>
                <text:p text:style-name="P14"><text:span text:style-name="Source_20_Text"><text:span text:style-name="T17">{ </text:span></text:span></text:p>
                <text:p text:style-name="P14"><text:span text:style-name="Source_20_Text"><text:span text:style-name="T13">    </text:span></text:span><text:span text:style-name="Source_20_Text"><text:span text:style-name="T11">int</text:span></text:span><text:span text:style-name="T14"> </text:span><text:span text:style-name="Source_20_Text"><text:span text:style-name="T17">res = 1; </text:span></text:span></text:p>
                <text:p text:style-name="P14"><text:span text:style-name="Source_20_Text"><text:span text:style-name="T13">    </text:span></text:span><text:span text:style-name="Source_20_Text"><text:span text:style-name="T20">if</text:span></text:span><text:span text:style-name="T14"> </text:span><text:span text:style-name="Source_20_Text"><text:span text:style-name="T17">(k &gt; n - k) </text:span></text:span></text:p>
                <text:p text:style-name="P14"><text:span text:style-name="Source_20_Text"><text:span text:style-name="T13">    </text:span></text:span><text:span text:style-name="Source_20_Text"><text:span text:style-name="T17">k = n - k; </text:span></text:span></text:p>
                <text:p text:style-name="P14"><text:span text:style-name="Source_20_Text"><text:span text:style-name="T13">    </text:span></text:span><text:span text:style-name="Source_20_Text"><text:span text:style-name="T20">for</text:span></text:span><text:span text:style-name="T14"> </text:span><text:span text:style-name="Source_20_Text"><text:span text:style-name="T17">(</text:span></text:span><text:span text:style-name="Source_20_Text"><text:span text:style-name="T11">int</text:span></text:span><text:span text:style-name="T14"> </text:span><text:span text:style-name="Source_20_Text"><text:span text:style-name="T17">i = 0; i &lt; k; ++i) </text:span></text:span></text:p>
                <text:p text:style-name="P14"><text:span text:style-name="Source_20_Text"><text:span text:style-name="T13">    </text:span></text:span><text:span text:style-name="Source_20_Text"><text:span text:style-name="T17">{ </text:span></text:span></text:p>
                <text:p text:style-name="P14"><text:span text:style-name="Source_20_Text"><text:span text:style-name="T13">        </text:span></text:span><text:span text:style-name="Source_20_Text"><text:span text:style-name="T17">res *= (n - i); </text:span></text:span></text:p>
                <text:p text:style-name="P14"><text:span text:style-name="Source_20_Text"><text:span text:style-name="T13">        </text:span></text:span><text:span text:style-name="Source_20_Text"><text:span text:style-name="T17">res /= (i + 1); </text:span></text:span></text:p>
                <text:p text:style-name="P14"><text:span text:style-name="Source_20_Text"><text:span text:style-name="T13">    </text:span></text:span><text:span text:style-name="Source_20_Text"><text:span text:style-name="T17">} </text:span></text:span></text:p>
                <text:p text:style-name="P14"><text:span text:style-name="Source_20_Text"><text:span text:style-name="T13">     </text:span></text:span><text:span text:style-name="T13"> </text:span></text:p>
                <text:p text:style-name="P14"><text:span text:style-name="Source_20_Text"><text:span text:style-name="T13">    </text:span></text:span><text:span text:style-name="Source_20_Text"><text:span text:style-name="T20">return</text:span></text:span><text:span text:style-name="T14"> </text:span><text:span text:style-name="Source_20_Text"><text:span text:style-name="T17">res; </text:span></text:span></text:p>
                <text:p text:style-name="P14"><text:span text:style-name="Source_20_Text"><text:span text:style-name="T17">} </text:span></text:span></text:p>
                <text:p text:style-name="P14"><text:span text:style-name="Source_20_Text"><text:span text:style-name="T13"> </text:span></text:span><text:span text:style-name="T13"> </text:span></text:p>
                <text:p text:style-name="P14"><text:span text:style-name="Source_20_Text"><text:span text:style-name="T6">// Driver program  </text:span></text:span></text:p>
                <text:p text:style-name="P14"><text:span text:style-name="Source_20_Text"><text:span text:style-name="T11">int</text:span></text:span><text:span text:style-name="T14"> </text:span><text:span text:style-name="Source_20_Text"><text:span text:style-name="T17">main() </text:span></text:span></text:p>
                <text:p text:style-name="P14"><text:span text:style-name="Source_20_Text"><text:span text:style-name="T17">{ </text:span></text:span></text:p>
                <text:p text:style-name="P14"><text:span text:style-name="Source_20_Text"><text:span text:style-name="T13">    </text:span></text:span><text:span text:style-name="Source_20_Text"><text:span text:style-name="T11">int</text:span></text:span><text:span text:style-name="T14"> </text:span><text:span text:style-name="Source_20_Text"><text:span text:style-name="T17">n = 7; </text:span></text:span></text:p>
                <text:p text:style-name="P14"><text:soft-page-break/><text:span text:style-name="Source_20_Text"><text:span text:style-name="T13">    </text:span></text:span><text:span text:style-name="Source_20_Text"><text:span text:style-name="T17">printPascal(n); </text:span></text:span></text:p>
                <text:p text:style-name="P14"><text:span text:style-name="Source_20_Text"><text:span text:style-name="T13">    </text:span></text:span><text:span text:style-name="Source_20_Text"><text:span text:style-name="T20">return</text:span></text:span><text:span text:style-name="T14"> </text:span><text:span text:style-name="Source_20_Text"><text:span text:style-name="T17">0; </text:span></text:span></text:p>
                <text:p text:style-name="P14"><text:span text:style-name="Source_20_Text"><text:span text:style-name="T17">} </text:span></text:span></text:p>
              </table:table-cell>
            </table:table-row>
          </table:table>
        </text:section>
      </text:section>
      <text:p text:style-name="P1"><text:span text:style-name="T5"><text:line-break/></text:span><text:span text:style-name="Strong_20_Emphasis"><text:span text:style-name="T5">Output :</text:span></text:span></text:p>
      <text:p text:style-name="P11">1 </text:p>
      <text:p text:style-name="P12">1 1 </text:p>
      <text:p text:style-name="P12">1 2 1 </text:p>
      <text:p text:style-name="P12">1 3 3 1 </text:p>
      <text:p text:style-name="P12">1 4 6 4 1 </text:p>
      <text:p text:style-name="P12">1 5 10 10 5 1 </text:p>
      <text:p text:style-name="P12">1 6 15 20 15 6 1 </text:p>
      <text:p text:style-name="P13"/>
      <text:p text:style-name="P3">Time complexity of this method is O(n^3). Following are optimized methods.</text:p>
      <text:p text:style-name="P2"><text:span text:style-name="T4"><text:line-break/><text:line-break/></text:span><text:span text:style-name="Strong_20_Emphasis"><text:span text:style-name="T4">Method 2( O(n^2) time and O(n^2) extra space )</text:span></text:span><text:span text:style-name="T4"><text:line-break/>If we take a closer at the triangle, we observe that every entry is sum of the two values above it. So we can create a 2D array that stores previously generated values. To generate a value in a line, we can use the previously stored values from array.</text:span></text:p>
      <text:p text:style-name="P1"><text:bookmark text:name="aswift_3_expand"/><text:bookmark text:name="aswift_3_anchor"/></text:p>
      <text:p text:style-name="P5"><text:soft-page-break/><draw:frame draw:style-name="fr1" draw:name="Image1" text:anchor-type="as-char" svg:width="10.292cm" svg:height="8.467cm" draw:z-index="0"><draw:image xlink:href="Pictures/100002010000018500000140F46981E6041AFDE7.png" xlink:type="simple" xlink:show="embed" xlink:actuate="onLoad" loext:mime-type="image/png"/></draw:frame></text:p>
      <text:p text:style-name="P5"><text:bookmark text:name="run-code-button1"/><text:bookmark text:name="run-and-edit-button1"/><text:bookmark text:name="copy-code-button1"/><text:bookmark text:name="tablist2-tab2"/></text:p>
      <text:section text:style-name="Sect1" text:name="tablist2-panel1">
        <text:section text:style-name="Sect1" text:name="highlighter_972403">
          <table:table table:name="Table2" table:style-name="Table2">
            <table:table-column table:style-name="Table2.A"/>
            <table:table-row>
              <table:table-cell table:style-name="Table2.A1" office:value-type="string">
                <text:p text:style-name="P14"><text:span text:style-name="Source_20_Text"><text:span text:style-name="T7">// C program for Pascal’s Triangle </text:span></text:span></text:p>
                <text:p text:style-name="P14"><text:span text:style-name="Source_20_Text"><text:span text:style-name="T7">// A O(n^2) time and O(n^2) extra space  </text:span></text:span></text:p>
                <text:p text:style-name="P14"><text:span text:style-name="Source_20_Text"><text:span text:style-name="T7">// method for Pascal's Triangle </text:span></text:span></text:p>
                <text:p text:style-name="P14"><text:span text:style-name="Source_20_Text"><text:span text:style-name="T19">void</text:span></text:span><text:span text:style-name="T15"> </text:span><text:span text:style-name="Source_20_Text"><text:span text:style-name="T18">printPascal(</text:span></text:span><text:span text:style-name="Source_20_Text"><text:span text:style-name="T12">int</text:span></text:span><text:span text:style-name="T15"> </text:span><text:span text:style-name="Source_20_Text"><text:span text:style-name="T18">n) </text:span></text:span></text:p>
                <text:p text:style-name="P14"><text:span text:style-name="Source_20_Text"><text:span text:style-name="T18">{ </text:span></text:span></text:p>
                <text:p text:style-name="P14"><text:span text:style-name="Source_20_Text"><text:span text:style-name="T7">// An auxiliary array to store  </text:span></text:span></text:p>
                <text:p text:style-name="P14"><text:span text:style-name="Source_20_Text"><text:span text:style-name="T7">// generated pscal triangle values </text:span></text:span></text:p>
                <text:p text:style-name="P14"><text:span text:style-name="Source_20_Text"><text:span text:style-name="T12">int</text:span></text:span><text:span text:style-name="T15"> </text:span><text:span text:style-name="Source_20_Text"><text:span text:style-name="T18">arr[n][n];  </text:span></text:span></text:p>
                <text:p text:style-name="P14"><text:span text:style-name="Source_20_Text"><text:span text:style-name="T21"> </text:span></text:span><text:span text:style-name="T21"> </text:span></text:p>
                <text:p text:style-name="P14"><text:span text:style-name="Source_20_Text"><text:span text:style-name="T7">// Iterate through every line and print integer(s) in it </text:span></text:span></text:p>
                <text:p text:style-name="P14"><text:span text:style-name="Source_20_Text"><text:span text:style-name="T19">for</text:span></text:span><text:span text:style-name="T15"> </text:span><text:span text:style-name="Source_20_Text"><text:span text:style-name="T18">(</text:span></text:span><text:span text:style-name="Source_20_Text"><text:span text:style-name="T12">int</text:span></text:span><text:span text:style-name="T15"> </text:span><text:span text:style-name="Source_20_Text"><text:span text:style-name="T18">line = 0; line &lt; n; line++) </text:span></text:span></text:p>
                <text:p text:style-name="P14"><text:span text:style-name="Source_20_Text"><text:span text:style-name="T18">{ </text:span></text:span></text:p>
                <text:p text:style-name="P14"><text:span text:style-name="Source_20_Text"><text:span text:style-name="T21">    </text:span></text:span><text:span text:style-name="Source_20_Text"><text:span text:style-name="T7">// Every line has number of integers  </text:span></text:span></text:p>
                <text:p text:style-name="P14"><text:span text:style-name="Source_20_Text"><text:span text:style-name="T21">    </text:span></text:span><text:span text:style-name="Source_20_Text"><text:span text:style-name="T7">// equal to line number </text:span></text:span></text:p>
                <text:p text:style-name="P14"><text:span text:style-name="Source_20_Text"><text:span text:style-name="T21">    </text:span></text:span><text:span text:style-name="Source_20_Text"><text:span text:style-name="T19">for</text:span></text:span><text:span text:style-name="T15"> </text:span><text:span text:style-name="Source_20_Text"><text:span text:style-name="T18">(</text:span></text:span><text:span text:style-name="Source_20_Text"><text:span text:style-name="T12">int</text:span></text:span><text:span text:style-name="T15"> </text:span><text:span text:style-name="Source_20_Text"><text:span text:style-name="T18">i = 0; i &lt;= line; i++) </text:span></text:span></text:p>
                <text:p text:style-name="P14"><text:span text:style-name="Source_20_Text"><text:span text:style-name="T21">    </text:span></text:span><text:span text:style-name="Source_20_Text"><text:span text:style-name="T18">{ </text:span></text:span></text:p>
                <text:p text:style-name="P14"><text:span text:style-name="Source_20_Text"><text:span text:style-name="T21">    </text:span></text:span><text:span text:style-name="Source_20_Text"><text:span text:style-name="T7">// First and last values in every row are 1 </text:span></text:span></text:p>
                <text:p text:style-name="P14"><text:span text:style-name="Source_20_Text"><text:span text:style-name="T21">    </text:span></text:span><text:span text:style-name="Source_20_Text"><text:span text:style-name="T19">if</text:span></text:span><text:span text:style-name="T15"> </text:span><text:span text:style-name="Source_20_Text"><text:span text:style-name="T18">(line == i || i == 0) </text:span></text:span></text:p>
                <text:p text:style-name="P14"><text:span text:style-name="Source_20_Text"><text:span text:style-name="T21">        </text:span></text:span><text:span text:style-name="Source_20_Text"><text:span text:style-name="T18">arr[line][i] = 1; </text:span></text:span></text:p>
                <text:p text:style-name="P14"><text:span text:style-name="Source_20_Text"><text:span text:style-name="T21">    </text:span></text:span><text:span text:style-name="Source_20_Text"><text:span text:style-name="T7">// Other values are sum of values just  </text:span></text:span></text:p>
                <text:p text:style-name="P14"><text:span text:style-name="Source_20_Text"><text:span text:style-name="T21">    </text:span></text:span><text:span text:style-name="Source_20_Text"><text:span text:style-name="T7">// above and left of above </text:span></text:span></text:p>
                <text:p text:style-name="P14"><text:span text:style-name="Source_20_Text"><text:span text:style-name="T13">    </text:span></text:span><text:span text:style-name="Source_20_Text"><text:span text:style-name="T20">else</text:span></text:span><text:span text:style-name="T14"> </text:span></text:p>
                <text:p text:style-name="P14"><text:span text:style-name="Source_20_Text"><text:span text:style-name="T13">        </text:span></text:span><text:span text:style-name="Source_20_Text"><text:span text:style-name="T17">arr[line][i] = arr[line-1][i-1] + arr[line-1][i]; </text:span></text:span></text:p>
                <text:p text:style-name="P14"><text:span text:style-name="Source_20_Text"><text:span text:style-name="T13">    </text:span></text:span><text:span text:style-name="Source_20_Text"><text:span text:style-name="T23">printf</text:span></text:span><text:span text:style-name="Source_20_Text"><text:span text:style-name="T17">(</text:span></text:span><text:span text:style-name="Source_20_Text"><text:span text:style-name="T25">"%d "</text:span></text:span><text:span text:style-name="Source_20_Text"><text:span text:style-name="T17">, arr[line][i]); </text:span></text:span></text:p>
                <text:p text:style-name="P14"><text:span text:style-name="Source_20_Text"><text:span text:style-name="T13">    </text:span></text:span><text:span text:style-name="Source_20_Text"><text:span text:style-name="T17">} </text:span></text:span></text:p>
                <text:p text:style-name="P14"><text:span text:style-name="Source_20_Text"><text:span text:style-name="T13">    </text:span></text:span><text:span text:style-name="Source_20_Text"><text:span text:style-name="T23">printf</text:span></text:span><text:span text:style-name="Source_20_Text"><text:span text:style-name="T17">(</text:span></text:span><text:span text:style-name="Source_20_Text"><text:span text:style-name="T25">"\n"</text:span></text:span><text:span text:style-name="Source_20_Text"><text:span text:style-name="T17">); </text:span></text:span></text:p>
                <text:p text:style-name="P14"><text:span text:style-name="Source_20_Text"><text:span text:style-name="T17">} </text:span></text:span></text:p>
                <text:p text:style-name="P14"><text:span text:style-name="Source_20_Text"><text:span text:style-name="T17">} </text:span></text:span></text:p>
                <text:p text:style-name="P14"><text:span text:style-name="Source_20_Text"><text:span text:style-name="T6">// Driver code </text:span></text:span></text:p>
                <text:p text:style-name="P14"><text:soft-page-break/><text:span text:style-name="Source_20_Text"><text:span text:style-name="T11">int</text:span></text:span><text:span text:style-name="T14"> </text:span><text:span text:style-name="Source_20_Text"><text:span text:style-name="T17">main() </text:span></text:span></text:p>
                <text:p text:style-name="P14"><text:span text:style-name="Source_20_Text"><text:span text:style-name="T17">{ </text:span></text:span></text:p>
                <text:p text:style-name="P14"><text:span text:style-name="Source_20_Text"><text:span text:style-name="T11">int</text:span></text:span><text:span text:style-name="T14"> </text:span><text:span text:style-name="Source_20_Text"><text:span text:style-name="T17">n = 5; </text:span></text:span></text:p>
                <text:p text:style-name="P14"><text:span text:style-name="Source_20_Text"><text:span text:style-name="T13">    </text:span></text:span><text:span text:style-name="Source_20_Text"><text:span text:style-name="T17">printPascal(n); </text:span></text:span></text:p>
                <text:p text:style-name="P14"><text:span text:style-name="Source_20_Text"><text:span text:style-name="T13">    </text:span></text:span><text:span text:style-name="Source_20_Text"><text:span text:style-name="T20">return</text:span></text:span><text:span text:style-name="T14"> </text:span><text:span text:style-name="Source_20_Text"><text:span text:style-name="T17">0; </text:span></text:span></text:p>
                <text:p text:style-name="P14"><text:span text:style-name="Source_20_Text"><text:span text:style-name="T17">} </text:span></text:span></text:p>
              </table:table-cell>
            </table:table-row>
          </table:table>
        </text:section>
      </text:section>
      <text:p text:style-name="P6"><text:line-break/>This method can be optimized to use O(n) extra space as we need values only from previous row. So we can create an auxiliary array of size n and overwrite values. Following is another method uses only O(1) extra space.</text:p>
      <text:p text:style-name="P2"><text:span text:style-name="T4"><text:line-break/><text:line-break/></text:span><text:span text:style-name="Strong_20_Emphasis"><text:span text:style-name="T4">Method 3 ( O(n^2) time and O(1) extra space )</text:span></text:span><text:span text:style-name="T4"><text:line-break/>This method is based on method 1. We know that </text:span><text:span text:style-name="Strong_20_Emphasis"><text:span text:style-name="Emphasis"><text:span text:style-name="T4">i</text:span></text:span></text:span><text:span text:style-name="T4">th entry in a line number </text:span><text:span text:style-name="Emphasis"><text:span text:style-name="T4">line </text:span></text:span><text:span text:style-name="T4">is Binomial Coefficient </text:span><text:span text:style-name="Emphasis"><text:span text:style-name="T4">C(line, i)</text:span></text:span><text:span text:style-name="T4"> and all lines start with value 1. The idea is to calculate </text:span><text:span text:style-name="Emphasis"><text:span text:style-name="T4">C(line, i)</text:span></text:span><text:span text:style-name="T4"> using </text:span><text:span text:style-name="Emphasis"><text:span text:style-name="T4">C(line, i-1)</text:span></text:span><text:span text:style-name="T4">. It can be calculated in O(1) time using the following.</text:span></text:p>
      <text:p text:style-name="P11">C(line, i) <text:s text:c="2"/>= line! / ( (line-i)! * i! )</text:p>
      <text:p text:style-name="P12">C(line, i-1) = line! / ( (line - i + 1)! * (i-1)! )</text:p>
      <text:p text:style-name="P12">We can derive following expression from above two expressions.</text:p>
      <text:p text:style-name="P12">C(line, i) = C(line, i-1) * (line - i + 1) / i</text:p>
      <text:p text:style-name="P13"/>
      <text:p text:style-name="P12">So C(line, i) can be calculated from C(line, i-1) in O(1) time</text:p>
      <text:p text:style-name="P7"><text:bookmark text:name="run-code-button2"/><text:bookmark text:name="run-and-edit-button2"/><text:bookmark text:name="copy-code-button2"/><text:bookmark text:name="tablist3-tab2"/></text:p>
      <text:section text:style-name="Sect1" text:name="tablist3-panel1">
        <text:section text:style-name="Sect1" text:name="highlighter_104516">
          <table:table table:name="Table3" table:style-name="Table3">
            <table:table-column table:style-name="Table3.A"/>
            <table:table-row>
              <table:table-cell table:style-name="Table3.A1" office:value-type="string">
                <text:p text:style-name="P14"><text:span text:style-name="Source_20_Text"><text:span text:style-name="T7">// C program for Pascal’s Triangle </text:span></text:span></text:p>
                <text:p text:style-name="P14"><text:span text:style-name="Source_20_Text"><text:span text:style-name="T7">// A O(n^2) time and O(1) extra space  </text:span></text:span></text:p>
                <text:p text:style-name="P14"><text:span text:style-name="Source_20_Text"><text:span text:style-name="T7">// function for Pascal's Triangle </text:span></text:span></text:p>
                <text:p text:style-name="P14"><text:span text:style-name="Source_20_Text"><text:span text:style-name="T19">void</text:span></text:span><text:span text:style-name="T15"> </text:span><text:span text:style-name="Source_20_Text"><text:span text:style-name="T18">printPascal(</text:span></text:span><text:span text:style-name="Source_20_Text"><text:span text:style-name="T12">int</text:span></text:span><text:span text:style-name="T15"> </text:span><text:span text:style-name="Source_20_Text"><text:span text:style-name="T18">n) </text:span></text:span></text:p>
                <text:p text:style-name="P14"><text:span text:style-name="Source_20_Text"><text:span text:style-name="T18">{ </text:span></text:span></text:p>
                <text:p text:style-name="P14"><text:span text:style-name="Source_20_Text"><text:span text:style-name="T19">for</text:span></text:span><text:span text:style-name="T15"> </text:span><text:span text:style-name="Source_20_Text"><text:span text:style-name="T18">(</text:span></text:span><text:span text:style-name="Source_20_Text"><text:span text:style-name="T12">int</text:span></text:span><text:span text:style-name="T15"> </text:span><text:span text:style-name="Source_20_Text"><text:span text:style-name="T18">line = 1; line &lt;= n; line++) </text:span></text:span></text:p>
                <text:p text:style-name="P14"><text:span text:style-name="Source_20_Text"><text:span text:style-name="T18">{ </text:span></text:span></text:p>
                <text:p text:style-name="P14"><text:span text:style-name="Source_20_Text"><text:span text:style-name="T21">    </text:span></text:span><text:span text:style-name="Source_20_Text"><text:span text:style-name="T12">int</text:span></text:span><text:span text:style-name="T15"> </text:span><text:span text:style-name="Source_20_Text"><text:span text:style-name="T18">C = 1; </text:span></text:span><text:span text:style-name="Source_20_Text"><text:span text:style-name="T7">// used to represent C(line, i) </text:span></text:span></text:p>
                <text:p text:style-name="P14"><text:span text:style-name="Source_20_Text"><text:span text:style-name="T21">    </text:span></text:span><text:span text:style-name="Source_20_Text"><text:span text:style-name="T19">for</text:span></text:span><text:span text:style-name="T15"> </text:span><text:span text:style-name="Source_20_Text"><text:span text:style-name="T18">(</text:span></text:span><text:span text:style-name="Source_20_Text"><text:span text:style-name="T12">int</text:span></text:span><text:span text:style-name="T15"> </text:span><text:span text:style-name="Source_20_Text"><text:span text:style-name="T18">i = 1; i &lt;= line; i++)  </text:span></text:span></text:p>
                <text:p text:style-name="P14"><text:span text:style-name="Source_20_Text"><text:span text:style-name="T21">    </text:span></text:span><text:span text:style-name="Source_20_Text"><text:span text:style-name="T18">{ </text:span></text:span></text:p>
                <text:p text:style-name="P14"><text:span text:style-name="Source_20_Text"><text:span text:style-name="T21">    </text:span></text:span><text:span text:style-name="Source_20_Text"><text:span text:style-name="T22">printf</text:span></text:span><text:span text:style-name="Source_20_Text"><text:span text:style-name="T18">(</text:span></text:span><text:span text:style-name="Source_20_Text"><text:span text:style-name="T24">"%d "</text:span></text:span><text:span text:style-name="Source_20_Text"><text:span text:style-name="T18">, C); </text:span></text:span><text:span text:style-name="Source_20_Text"><text:span text:style-name="T7">// The first value in a line is always 1 </text:span></text:span></text:p>
                <text:p text:style-name="P14"><text:span text:style-name="Source_20_Text"><text:span text:style-name="T21">    </text:span></text:span><text:span text:style-name="Source_20_Text"><text:span text:style-name="T18">C = C * (line - i) / i;  </text:span></text:span></text:p>
                <text:p text:style-name="P14"><text:span text:style-name="Source_20_Text"><text:span text:style-name="T21">    </text:span></text:span><text:span text:style-name="Source_20_Text"><text:span text:style-name="T18">} </text:span></text:span></text:p>
                <text:p text:style-name="P14"><text:span text:style-name="Source_20_Text"><text:span text:style-name="T21">    </text:span></text:span><text:span text:style-name="Source_20_Text"><text:span text:style-name="T22">printf</text:span></text:span><text:span text:style-name="Source_20_Text"><text:span text:style-name="T18">(</text:span></text:span><text:span text:style-name="Source_20_Text"><text:span text:style-name="T24">"\n"</text:span></text:span><text:span text:style-name="Source_20_Text"><text:span text:style-name="T18">); </text:span></text:span></text:p>
                <text:p text:style-name="P14"><text:span text:style-name="Source_20_Text"><text:span text:style-name="T17">} </text:span></text:span></text:p>
                <text:p text:style-name="P14"><text:soft-page-break/><text:span text:style-name="Source_20_Text"><text:span text:style-name="T17">} </text:span></text:span></text:p>
                <text:p text:style-name="P14"><text:span text:style-name="Source_20_Text"><text:span text:style-name="T6">// Driver code </text:span></text:span></text:p>
                <text:p text:style-name="P14"><text:span text:style-name="Source_20_Text"><text:span text:style-name="T11">int</text:span></text:span><text:span text:style-name="T14"> </text:span><text:span text:style-name="Source_20_Text"><text:span text:style-name="T17">main() </text:span></text:span></text:p>
                <text:p text:style-name="P14"><text:span text:style-name="Source_20_Text"><text:span text:style-name="T17">{ </text:span></text:span></text:p>
                <text:p text:style-name="P14"><text:span text:style-name="Source_20_Text"><text:span text:style-name="T11">int</text:span></text:span><text:span text:style-name="T14"> </text:span><text:span text:style-name="Source_20_Text"><text:span text:style-name="T17">n = 5; </text:span></text:span></text:p>
                <text:p text:style-name="P14"><text:span text:style-name="Source_20_Text"><text:span text:style-name="T13">    </text:span></text:span><text:span text:style-name="Source_20_Text"><text:span text:style-name="T17">printPascal(n); </text:span></text:span></text:p>
                <text:p text:style-name="P14"><text:span text:style-name="Source_20_Text"><text:span text:style-name="T13">    </text:span></text:span><text:span text:style-name="Source_20_Text"><text:span text:style-name="T20">return</text:span></text:span><text:span text:style-name="T14"> </text:span><text:span text:style-name="Source_20_Text"><text:span text:style-name="T17">0; </text:span></text:span></text:p>
                <text:p text:style-name="P14"><text:span text:style-name="Source_20_Text"><text:span text:style-name="T17">} </text:span></text:span></text:p>
              </table:table-cell>
            </table:table-row>
          </table:table>
        </text:section>
      </text:section>
      <text:p text:style-name="P4"><text:span text:style-name="T1"/></text:p>
      <text:p text:style-name="P4"><text:span text:style-name="T1"/></text:p>
      <text:p text:style-name="P4">So method 3 is the best method among all, but it may cause integer overflow for large values of n as it multiplies two integers to obtain values.</text:p>
      <text:p text:style-name="P2"><text:span text:style-name="T4">This article is compiled by </text:span><text:span text:style-name="Strong_20_Emphasis"><text:span text:style-name="T4">Rahul </text:span></text:span><text:span text:style-name="T4">and reviewed by GeeksforGeeks team. Please write comments if you find anything incorrect, or you want to share more information about the topic discussed abov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Bitstream Vera Sans Mono', 'Courier New', Courier, monospace"/>
    <style:font-face style:name="Consolas" svg:font-family="Consolas, monospace"/>
    <style:font-face style:name="Lohit Devanagari1" svg:font-family="'Lohit Devanagari'"/>
    <style:font-face style:name="Material Icons" svg:font-family="'Material Icons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2:26:23.686151120</meta:creation-date>
    <dc:date>2018-12-13T22:29:16.568705217</dc:date>
    <meta:editing-duration>PT2M57S</meta:editing-duration>
    <meta:editing-cycles>1</meta:editing-cycles>
    <meta:document-statistic meta:table-count="3" meta:image-count="1" meta:object-count="0" meta:page-count="6" meta:paragraph-count="139" meta:word-count="882" meta:character-count="4771" meta:non-whitespace-character-count="3608"/>
    <meta:generator>LibreOffice/6.0.6.2$Linux_X86_64 LibreOffice_project/00m0$Build-2</meta:generator>
  </office:meta>
</office:document-meta>
</file>